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fa41b" officeooo:paragraph-rsid="00196497"/>
    </style:style>
    <style:style style:name="P2" style:family="paragraph" style:parent-style-name="Text_20_body" style:list-style-name="L1">
      <style:text-properties officeooo:rsid="0014e2b3" officeooo:paragraph-rsid="00196497"/>
    </style:style>
    <style:style style:name="P3" style:family="paragraph" style:parent-style-name="Text_20_body" style:list-style-name="L1">
      <style:text-properties officeooo:rsid="0015b608" officeooo:paragraph-rsid="00196497"/>
    </style:style>
    <style:style style:name="P4" style:family="paragraph" style:parent-style-name="Text_20_body">
      <style:text-properties officeooo:rsid="00133054" officeooo:paragraph-rsid="00196497"/>
    </style:style>
    <style:style style:name="P5" style:family="paragraph" style:parent-style-name="Heading_20_3">
      <style:text-properties officeooo:rsid="001d5127" officeooo:paragraph-rsid="00196497"/>
    </style:style>
    <style:style style:name="P6" style:family="paragraph" style:parent-style-name="Heading_20_3">
      <style:text-properties officeooo:paragraph-rsid="00196497"/>
    </style:style>
    <style:style style:name="P7" style:family="paragraph" style:parent-style-name="Heading_20_1">
      <style:text-properties officeooo:rsid="0013958b" officeooo:paragraph-rsid="00196497"/>
    </style:style>
    <style:style style:name="P8" style:family="paragraph" style:parent-style-name="Heading_20_2">
      <style:text-properties officeooo:paragraph-rsid="00196497"/>
    </style:style>
    <style:style style:name="P9" style:family="paragraph" style:parent-style-name="Title">
      <style:text-properties officeooo:rsid="00133054" officeooo:paragraph-rsid="00196497"/>
    </style:style>
    <style:style style:name="T1" style:family="text">
      <style:text-properties officeooo:rsid="00158f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iscussr</text:p>
      <text:h text:style-name="P7" text:outline-level="1">User Stories</text:h>
      <text:list xml:id="list3136897191" text:style-name="L1">
        <text:list-item>
          <text:p text:style-name="P2">As a user I can post threads to ask questions <text:span text:style-name="T1">or start discussions</text:span>.</text:p>
        </text:list-item>
        <text:list-item>
          <text:p text:style-name="P3">As a user I can post posts to reply to threads.</text:p>
        </text:list-item>
      </text:list>
      <text:h text:style-name="P8" text:outline-level="2">First Sprint</text:h>
      <text:h text:style-name="P6" text:outline-level="3">First Day</text:h>
      <text:p text:style-name="P4">Mart - Spent the first day making the environment for the team to start the development</text:p>
      <text:p text:style-name="P4">Joona, Sander – Started to make the visual design for the site.</text:p>
      <text:h text:style-name="P5" text:outline-level="3">Second day</text:h>
      <text:p text:style-name="P1">Mart – Worked more on the environment, login system and finished language sele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0066b3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color="#0066b3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b3"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7:11:47.575642501</meta:creation-date>
    <dc:title>Default</dc:title>
    <meta:editing-duration>PT15S</meta:editing-duration>
    <meta:editing-cycles>2</meta:editing-cycles>
    <meta:generator>LibreOffice/6.0.2.1.0$Linux_X86_64 LibreOffice_project/00m0$Build-1</meta:generator>
    <dc:date>2018-05-16T17:12:02.913788764</dc:date>
    <meta:document-statistic meta:table-count="0" meta:image-count="0" meta:object-count="0" meta:page-count="1" meta:paragraph-count="10" meta:word-count="74" meta:character-count="400" meta:non-whitespace-character-count="336"/>
    <meta:template xlink:type="simple" xlink:actuate="onRequest" xlink:title="Default" xlink:href="../../../Templates/Default.ott" meta:date="2018-05-16T17:11:47.487292130"/>
  </office:meta>
</office:document-meta>
</file>